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VIVANCO PEÑA, SHARIM</text:p>
      <text:p text:style-name="P12">CANT. TOTAL DE CAJAS: 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S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AVICOLA</text:span></text:p>
      <text:p text:style-name="P5"><text:span text:style-name="T1">Destino: </text:span><text:span text:style-name="T3">PANGOA</text:span></text:p>
      <text:p text:style-name="P5"/>
      <text:p text:style-name="P5">Recojo: <text:span text:style-name="T3">VIVANCO PEÑA, SHARIM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0:08:1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